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0efd4" draw:textarea-horizontal-align="justify" draw:textarea-vertical-align="middle" draw:auto-grow-height="false" fo:min-height="0.828cm" fo:min-width="1.3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392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gr6" style:family="graphic" style:parent-style-name="standard">
      <style:graphic-properties draw:fill-color="#eeeeee" draw:opacity="85%" draw:textarea-horizontal-align="justify" draw:textarea-vertical-align="middle" draw:auto-grow-height="false" fo:min-height="1.269cm" fo:min-width="2.619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eeeeee" draw:opacity="85%"/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1.524cm" svg:x="8.874cm" svg:y="3.41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4.644cm" svg:x1="8.874cm" svg:y1="4.175cm" svg:x2="9.128cm" svg:y2="12.621cm" draw:start-shape="id1" draw:start-glue-point="6" draw:end-shape="id2" draw:end-glue-point="6" svg:d="M8874 4175c-7719 0-7846 8446 254 8446" svg:viewBox="0 0 6060 8447">
          <text:p/>
        </draw:connector>
        <draw:frame draw:style-name="gr3" draw:text-style-name="P4" draw:layer="layout" svg:width="8.892cm" svg:height="0.962cm" svg:x="1.254cm" svg:y="1.381cm">
          <draw:text-box>
            <text:p>Chit State Diagram</text:p>
          </draw:text-box>
        </draw:frame>
        <draw:custom-shape draw:style-name="gr4" draw:text-style-name="P5" xml:id="id3" draw:id="id3" draw:layer="layout" svg:width="2.413cm" svg:height="1.651cm" svg:x="16.748cm" svg:y="9.763cm">
          <text:p text:style-name="P1"><text:span text:style-name="T2">Unsigned,</text:span></text:p>
          <text:p text:style-name="P1"><text:span text:style-name="T2">pend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953cm" svg:height="2.286cm" svg:x="2.016cm" svg:y="4.81cm">
          <text:p text:style-name="P1"><text:span text:style-name="T3">Receive unilateral</text:span></text:p>
          <text:p text:style-name="P1"><text:span text:style-name="T3">Signed payment</text:span></text:p>
          <text:p text:style-name="P1"><text:span text:style-name="T3">---------------------------</text:span></text:p>
          <text:p text:style-name="P1"><text:span text:style-name="T3">Store chit,</text:span></text:p>
          <text:p text:style-name="P1"><text:span text:style-name="T3">Notify my user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svg:x1="11.541cm" svg:y1="4.175cm" svg:x2="17.955cm" svg:y2="9.763cm" draw:start-shape="id1" draw:start-glue-point="10" draw:end-shape="id3" draw:end-glue-point="4" svg:d="M11541 4175c4276 0 6414 1862 6414 5588" svg:viewBox="0 0 6415 5589">
          <text:p/>
        </draw:connector>
        <draw:custom-shape draw:style-name="gr5" draw:text-style-name="P6" draw:layer="layout" svg:width="4.953cm" svg:height="2.286cm" svg:x="13.319cm" svg:y="3.54cm">
          <text:p text:style-name="P1"><text:span text:style-name="T3">User request to</text:span></text:p>
          <text:p text:style-name="P1"><text:span text:style-name="T3">invoice</text:span></text:p>
          <text:p text:style-name="P1"><text:span text:style-name="T3">---------------------------</text:span></text:p>
          <text:p text:style-name="P1"><text:span text:style-name="T3">Store signed chit draft</text:span></text:p>
          <text:p text:style-name="P1"><text:span text:style-name="T3">Send to partn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draw:line-skew="1.281cm" svg:x1="17.955cm" svg:y1="11.414cm" svg:x2="10.335cm" svg:y2="13.446cm" draw:start-shape="id3" draw:start-glue-point="8" draw:end-shape="id2" draw:end-glue-point="8" svg:d="M17955 11414c0 5721-7620 4705-7620 2032" svg:viewBox="0 0 7621 4176">
          <text:p/>
        </draw:connector>
        <draw:connector draw:style-name="gr2" draw:text-style-name="P3" draw:layer="layout" draw:type="curve" svg:x1="16.748cm" svg:y1="10.589cm" svg:x2="10.208cm" svg:y2="4.937cm" draw:start-shape="id3" draw:start-glue-point="6" draw:end-shape="id1" draw:end-glue-point="8" svg:d="M16748 10589c-4360 0-6540-1884-6540-5652" svg:viewBox="0 0 6541 5653">
          <text:p/>
        </draw:connector>
        <draw:custom-shape draw:style-name="gr6" draw:text-style-name="P6" draw:layer="layout" svg:width="4.953cm" svg:height="2.413cm" svg:x="11.033cm" svg:y="8.366cm">
          <text:p text:style-name="P1"><text:span text:style-name="T3">Partner cancels</text:span></text:p>
          <text:p text:style-name="P1"><text:span text:style-name="T3">---------------------------</text:span></text:p>
          <text:p text:style-name="P1"><text:span text:style-name="T3">Delete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4.953cm" svg:height="2.286cm" svg:x="11.414cm" svg:y="14.335cm">
          <text:p text:style-name="P1"><text:span text:style-name="T3">Get partner signature</text:span></text:p>
          <text:p text:style-name="P1"><text:span text:style-name="T3">---------------------------</text:span></text:p>
          <text:p text:style-name="P1"><text:span text:style-name="T3">Store to chit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curve" draw:line-skew="2.71cm" svg:x1="17.955cm" svg:y1="11.414cm" svg:x2="7.795cm" svg:y2="16.367cm" draw:start-shape="id3" draw:start-glue-point="8" draw:end-shape="id4" draw:end-glue-point="8" svg:d="M17955 11414c0 12246-10160 9769-10160 4953" svg:viewBox="0 0 10161 8910">
          <text:p/>
        </draw:connector>
        <draw:custom-shape draw:style-name="gr5" draw:text-style-name="P6" draw:layer="layout" svg:width="4.953cm" svg:height="2.286cm" svg:x="10.525cm" svg:y="19.034cm">
          <text:p text:style-name="P1"><text:span text:style-name="T3">Request times out</text:span></text:p>
          <text:p text:style-name="P1"><text:span text:style-name="T3">---------------------------</text:span></text:p>
          <text:p text:style-name="P1"><text:span text:style-name="T3">Delete draft chit?</text:span></text:p>
          <text:p text:style-name="P1"><text:span text:style-name="T3">Notify user</text:span>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xml:id="id4" draw:id="id4" draw:layer="layout" svg:width="2.413cm" svg:height="1.651cm" svg:x="6.588cm" svg:y="14.716cm">
          <text:p text:style-name="P1"><text:span text:style-name="T2">Refus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795cm" svg:y1="14.716cm" svg:x2="10.208cm" svg:y2="4.937cm" draw:start-shape="id4" draw:start-glue-point="4" draw:end-shape="id1" draw:end-glue-point="8" svg:d="M7795 14716c0-7333 2413-2444 2413-9779" svg:viewBox="0 0 2414 9780">
          <text:p/>
        </draw:connector>
        <draw:custom-shape draw:style-name="gr4" draw:text-style-name="P5" xml:id="id2" draw:id="id2" draw:layer="layout" svg:width="2.413cm" svg:height="1.651cm" svg:x="9.128cm" svg:y="11.795cm">
          <text:p text:style-name="P1"><text:span text:style-name="T2">Validat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0.335cm" svg:y1="11.795cm" svg:x2="10.208cm" svg:y2="4.937cm" draw:start-shape="id2" draw:start-glue-point="4" draw:end-shape="id1" draw:end-glue-point="8" svg:d="M10335 11795c0-5143-127-1715-127-6858" svg:viewBox="0 0 128 68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5-03T17:38:34.378396812</dc:date>
    <meta:editing-duration>PT23H30M4S</meta:editing-duration>
    <meta:editing-cycles>10</meta:editing-cycles>
    <meta:generator>LibreOffice/5.4.6.2$MacOSX_X86_64 LibreOffice_project/4014ce260a04f1026ba855d3b8d91541c224eab8</meta:generator>
    <meta:document-statistic meta:object-count="17"/>
  </office:meta>
</office:document-meta>
</file>